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f859d" officeooo:paragraph-rsid="000f859d" fo:background-color="#fff200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f859d" officeooo:paragraph-rsid="000f859d" fo:background-color="transparen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f859d" officeooo:paragraph-rsid="0011497d" fo:background-color="transparen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0f859d" fo:background-color="transparent"/>
    </style:style>
    <style:style style:name="P5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4d4d4" style:font-name="Consolas" fo:font-size="10.5pt" fo:font-weight="normal" officeooo:paragraph-rsid="000f859d" fo:background-color="#1e1e1e"/>
    </style:style>
    <style:style style:name="P7" style:family="paragraph" style:parent-style-name="Standard">
      <style:paragraph-properties fo:text-align="start" style:justify-single-word="false"/>
      <style:text-properties fo:color="#d4d4d4" style:font-name="Consolas" fo:font-size="10.5pt" fo:font-weight="normal" officeooo:rsid="000f859d" officeooo:paragraph-rsid="000f859d" fo:background-color="#1e1e1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d4d4d4" style:font-name="Consolas" fo:font-size="10.5pt" fo:font-weight="normal" officeooo:rsid="000f859d" officeooo:paragraph-rsid="0011497d" fo:background-color="#1e1e1e" style:font-size-asian="14pt" style:font-size-complex="14pt"/>
    </style:style>
    <style:style style:name="P9" style:family="paragraph" style:parent-style-name="Standard">
      <style:paragraph-properties style:line-height-at-least="0.503cm"/>
      <style:text-properties fo:color="#d4d4d4" fo:background-color="#1e1e1e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fo:text-align="start" style:justify-single-word="false"/>
      <style:text-properties fo:color="#000000" fo:font-size="14pt" officeooo:rsid="000f859d" officeooo:paragraph-rsid="000f859d" fo:background-color="#fff200" style:font-size-asian="14pt" style:font-size-complex="14pt"/>
    </style:style>
    <style:style style:name="T1" style:family="text">
      <style:text-properties fo:color="#c586c0"/>
    </style:style>
    <style:style style:name="T2" style:family="text">
      <style:text-properties fo:color="#c586c0" style:font-name="Consolas" fo:font-size="10.5pt" fo:font-weight="normal"/>
    </style:style>
    <style:style style:name="T3" style:family="text">
      <style:text-properties fo:color="#c586c0" style:font-name="Consolas" fo:font-size="10.5pt" fo:font-weight="normal" fo:background-color="#1e1e1e" loext:char-shading-value="0"/>
    </style:style>
    <style:style style:name="T4" style:family="text">
      <style:text-properties fo:color="#c586c0" style:font-name="Consolas" fo:font-size="10.5pt" fo:font-weight="normal" officeooo:rsid="000f859d" fo:background-color="#1e1e1e" loext:char-shading-value="0" style:font-size-asian="14pt" style:font-size-complex="14pt"/>
    </style:style>
    <style:style style:name="T5" style:family="text">
      <style:text-properties fo:color="#d4d4d4" style:font-name="Consolas" fo:font-size="10.5pt" fo:font-weight="normal" fo:background-color="#1e1e1e" loext:char-shading-value="0"/>
    </style:style>
    <style:style style:name="T6" style:family="text">
      <style:text-properties fo:color="#ce9178"/>
    </style:style>
    <style:style style:name="T7" style:family="text">
      <style:text-properties fo:color="#ce9178" style:font-name="Consolas" fo:font-size="10.5pt" fo:font-weight="normal"/>
    </style:style>
    <style:style style:name="T8" style:family="text">
      <style:text-properties fo:color="#ce9178" style:font-name="Consolas" fo:font-size="10.5pt" fo:font-weight="normal" fo:background-color="#1e1e1e" loext:char-shading-value="0"/>
    </style:style>
    <style:style style:name="T9" style:family="text">
      <style:text-properties fo:color="#b5cea8" style:font-name="Consolas" fo:font-size="10.5pt" fo:font-weight="normal"/>
    </style:style>
    <style:style style:name="T10" style:family="text">
      <style:text-properties fo:color="#b5cea8" style:font-name="Consolas" fo:font-size="10.5pt" fo:font-weight="normal" fo:background-color="#1e1e1e" loext:char-shading-value="0"/>
    </style:style>
    <style:style style:name="T11" style:family="text">
      <style:text-properties officeooo:rsid="000f859d" style:font-size-asian="14pt" style:font-size-complex="14pt" fo:background-color="#ffffff"/>
    </style:style>
    <style:style style:name="T12" style:family="text">
      <style:text-properties fo:color="#569cd6"/>
    </style:style>
    <style:style style:name="T13" style:family="text">
      <style:text-properties fo:color="#569cd6" officeooo:rsid="000f859d" style:font-size-asian="14pt" style:font-size-complex="14pt" fo:background-color="#ffffff"/>
    </style:style>
    <style:style style:name="T14" style:family="text">
      <style:text-properties fo:color="#569cd6" style:font-name="Consolas" fo:font-size="10.5pt" fo:font-weight="normal"/>
    </style:style>
    <style:style style:name="T15" style:family="text">
      <style:text-properties fo:color="#569cd6" style:font-name="Consolas" fo:font-size="10.5pt" fo:font-weight="normal" fo:background-color="#1e1e1e" loext:char-shading-value="0"/>
    </style:style>
    <style:style style:name="T16" style:family="text">
      <style:text-properties fo:color="#dcdcaa"/>
    </style:style>
    <style:style style:name="T17" style:family="text">
      <style:text-properties fo:color="#dcdcaa" officeooo:rsid="000f859d" style:font-size-asian="14pt" style:font-size-complex="14pt" fo:background-color="#ffffff"/>
    </style:style>
    <style:style style:name="T18" style:family="text">
      <style:text-properties fo:color="#dcdcaa" style:font-name="Consolas" fo:font-size="10.5pt" fo:font-weight="normal" fo:background-color="#1e1e1e" loext:char-shading-value="0"/>
    </style:style>
    <style:style style:name="T19" style:family="text">
      <style:text-properties fo:color="#9cdcfe"/>
    </style:style>
    <style:style style:name="T20" style:family="text">
      <style:text-properties fo:color="#9cdcfe" officeooo:rsid="000f859d" style:font-size-asian="14pt" style:font-size-complex="14pt" fo:background-color="#ffffff"/>
    </style:style>
    <style:style style:name="T21" style:family="text">
      <style:text-properties fo:color="#9cdcfe" style:font-name="Consolas" fo:font-size="10.5pt" fo:font-weight="normal"/>
    </style:style>
    <style:style style:name="T22" style:family="text">
      <style:text-properties fo:color="#9cdcfe" style:font-name="Consolas" fo:font-size="10.5pt" fo:font-weight="normal" fo:background-color="#1e1e1e" loext:char-shading-value="0"/>
    </style:style>
    <style:style style:name="T23" style:family="text">
      <style:text-properties fo:background-color="#ffefd5" loext:char-shading-value="0"/>
    </style:style>
    <style:style style:name="T24" style:family="text">
      <style:text-properties fo:color="#808080"/>
    </style:style>
    <style:style style:name="T25" style:family="text">
      <style:text-properties fo:color="#808080" style:font-name="Consolas" fo:font-size="10.5pt" fo:font-weight="normal"/>
    </style:style>
    <style:style style:name="T26" style:family="text">
      <style:text-properties fo:color="#808080" style:font-name="Consolas" fo:font-size="10.5pt" fo:font-weight="normal" fo:background-color="#ffefd5" loext:char-shading-value="0"/>
    </style:style>
    <style:style style:name="T27" style:family="text">
      <style:text-properties fo:color="#808080" style:font-name="Consolas" fo:font-size="10.5pt" fo:font-weight="normal" fo:background-color="#1e1e1e" loext:char-shading-value="0"/>
    </style:style>
    <style:style style:name="T28" style:family="text">
      <style:text-properties fo:color="#808080" style:font-name="Consolas" fo:font-size="10.5pt" fo:font-weight="normal" officeooo:rsid="000f859d" style:font-size-asian="14pt" style:font-size-complex="14pt" fo:background-color="#ffffff"/>
    </style:style>
    <style:style style:name="T29" style:family="text">
      <style:text-properties style:font-name="Consolas" fo:font-size="10.5pt" fo:font-weight="normal"/>
    </style:style>
    <style:style style:name="T30" style:family="text">
      <style:text-properties fo:background-color="#fff200" loext:char-shading-value="0"/>
    </style:style>
    <style:style style:name="T31" style:family="text">
      <style:text-properties officeooo:rsid="0011497d" fo:background-color="#fff200" loext:char-shading-value="0"/>
    </style:style>
    <style:style style:name="T32" style:family="text">
      <style:text-properties fo:background-color="#ffd700" loext:char-shading-value="0"/>
    </style:style>
    <style:style style:name="T33" style:family="text">
      <style:text-properties officeooo:rsid="0011497d"/>
    </style:style>
    <style:style style:name="gr1" style:family="graphic">
      <style:graphic-properties draw:textarea-horizontal-align="justify" draw:textarea-vertical-align="middle" draw:auto-grow-height="false" fo:min-height="2.937cm" fo:min-width="12.621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99cm" fo:min-width="10.9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4.736cm" fo:min-width="12.303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7.803cm" fo:min-width="12.25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3.81cm" fo:min-width="12.4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3.392cm" fo:min-width="12.277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s Dosyalarına İçerikleri Dinamik Formatta Gönderme</text:p>
      <text:p text:style-name="P2"><text:s text:c="4"/></text:p>
      <text:p text:style-name="P2"><text:s text:c="6"/><text:span text:style-name="T30">1.yol</text:span></text:p>
      <text:p text:style-name="P2"/>
      <text:p text:style-name="P2"><text:s text:c="4"/><text:span text:style-name="T23">view.py</text:span></text:p>
      <text:p text:style-name="P2"><draw:custom-shape text:anchor-type="paragraph" draw:z-index="0" draw:name="Form1" draw:style-name="gr1" svg:width="12.621cm" svg:height="2.938cm" svg:x="-0.268cm" svg:y="0.15cm"><text:p/><draw:enhanced-geometry svg:viewBox="0 0 21600 21600" draw:type="rectangle" draw:enhanced-path="M 0 0 L 21600 0 21600 21600 0 21600 0 0 Z N"/></draw:custom-shape></text:p>
      <text:p text:style-name="P6"><text:span text:style-name="T13">def</text:span><text:span text:style-name="T11"> </text:span><text:span text:style-name="T17">index</text:span><text:span text:style-name="T11">(</text:span><text:span text:style-name="T20">request</text:span><text:span text:style-name="T11">):</text:span></text:p>
      <text:p text:style-name="P4"><text:span text:style-name="T4"/></text:p>
      <text:p text:style-name="P4"><text:span text:style-name="T4"><text:tab/></text:span><text:span text:style-name="T3">return</text:span><text:span text:style-name="T5"> render(request, </text:span><text:span text:style-name="T8">'index.html'</text:span><text:span text:style-name="T5">, {</text:span><text:span text:style-name="T8">'number'</text:span><text:span text:style-name="T5">:</text:span><text:span text:style-name="T10">7</text:span><text:span text:style-name="T5">})</text:span></text:p>
      <text:p text:style-name="P2"/>
      <text:p text:style-name="P2"/>
      <text:p text:style-name="P2"/>
      <text:p text:style-name="P2"><text:s text:c="4"/><text:span text:style-name="T23">index.html </text:span></text:p>
      <text:p text:style-name="P2"><draw:custom-shape text:anchor-type="paragraph" draw:z-index="1" draw:name="Form2" draw:style-name="gr2" svg:width="10.981cm" svg:height="2.991cm" svg:x="-0.321cm" svg:y="0.189cm"><text:p/><draw:enhanced-geometry svg:viewBox="0 0 21600 21600" draw:type="rectangle" draw:enhanced-path="M 0 0 L 21600 0 21600 21600 0 21600 0 0 Z N"/></draw:custom-shape></text:p>
      <text:p text:style-name="P7"><text:span text:style-name="T24">&lt;</text:span><text:span text:style-name="T12">p</text:span><text:span text:style-name="T24">&gt;</text:span></text:p>
      <text:p text:style-name="P9">    <text:span text:style-name="T29">{{</text:span><text:span text:style-name="T21">number</text:span><text:span text:style-name="T29">}}</text:span></text:p>
      <text:p text:style-name="P5"><text:span text:style-name="T24">&lt;/</text:span><text:span text:style-name="T12">p</text:span><text:span text:style-name="T24">&gt;</text:span></text:p>
      <text:p text:style-name="P2"/>
      <text:p text:style-name="P2"/>
      <text:p text:style-name="P2"><text:s text:c="5"/></text:p>
      <text:p text:style-name="P2"><text:s text:c="10"/><text:span text:style-name="T32">2.</text:span><text:span text:style-name="T30">yol</text:span></text:p>
      <text:p text:style-name="P2"><text:span text:style-name="T30"/></text:p>
      <text:p text:style-name="P2"><text:s text:c="5"/><text:span text:style-name="T23">view.py</text:span></text:p>
      <text:p text:style-name="P2"><draw:custom-shape text:anchor-type="paragraph" draw:z-index="2" draw:name="Form3" draw:style-name="gr3" svg:width="12.304cm" svg:height="4.737cm" svg:x="-0.321cm" svg:y="0.185cm"><text:p/><draw:enhanced-geometry svg:viewBox="0 0 21600 21600" draw:type="rectangle" draw:enhanced-path="M 0 0 L 21600 0 21600 21600 0 21600 0 0 Z N"/></draw:custom-shape><text:span text:style-name="T23"/></text:p>
      <text:p text:style-name="P7"><text:span text:style-name="T12">def</text:span> <text:span text:style-name="T16">index</text:span>(<text:span text:style-name="T19">request</text:span>):</text:p>
      <text:p text:style-name="P10"/>
      <text:p text:style-name="P9">    <text:span text:style-name="T29">context = {</text:span></text:p>
      <text:p text:style-name="P9">        <text:span text:style-name="T7">'number1'</text:span><text:span text:style-name="T29">: </text:span><text:span text:style-name="T9">10</text:span><text:span text:style-name="T29">,</text:span></text:p>
      <text:p text:style-name="P9">        <text:span text:style-name="T7">'number2'</text:span><text:span text:style-name="T29">: </text:span><text:span text:style-name="T9">20</text:span></text:p>
      <text:p text:style-name="P9">    <text:span text:style-name="T29">}</text:span></text:p>
      <text:p text:style-name="P5"><text:span text:style-name="T1">return</text:span> render(request, <text:span text:style-name="T6">'index.html'</text:span>, context)</text:p>
      <text:p text:style-name="P2"/>
      <text:p text:style-name="P2"/>
      <text:p text:style-name="P3"><text:s text:c="5"/><text:span text:style-name="T23"><text:s/>index.html </text:span></text:p>
      <text:p text:style-name="P2"><draw:custom-shape text:anchor-type="paragraph" draw:z-index="3" draw:name="Form4" draw:style-name="gr4" svg:width="12.251cm" svg:height="7.804cm" svg:x="-0.242cm" svg:y="0.152cm"><text:p/><draw:enhanced-geometry svg:viewBox="0 0 21600 21600" draw:type="rectangle" draw:enhanced-path="M 0 0 L 21600 0 21600 21600 0 21600 0 0 Z N"/></draw:custom-shape><text:s/></text:p>
      <text:p text:style-name="P4"><text:span text:style-name="T28"><text:s/></text:span><text:span text:style-name="T27">&lt;</text:span><text:span text:style-name="T15">p</text:span><text:span text:style-name="T27">&gt;</text:span></text:p>
      <text:p text:style-name="P9">    <text:span text:style-name="T29">{{</text:span><text:span text:style-name="T21">numbe1</text:span><text:span text:style-name="T29">}}</text:span></text:p>
      <text:p text:style-name="P5"><text:span text:style-name="T24">&lt;/</text:span><text:span text:style-name="T12">p</text:span><text:span text:style-name="T24">&gt;</text:span></text:p>
      <text:p text:style-name="P5"><text:span text:style-name="T24">&lt;</text:span><text:span text:style-name="T12">p</text:span><text:span text:style-name="T24">&gt;</text:span></text:p>
      <text:p text:style-name="P9">    <text:span text:style-name="T29">{{</text:span><text:span text:style-name="T21">number2</text:span><text:span text:style-name="T29">}}</text:span></text:p>
      <text:p text:style-name="P5"><text:span text:style-name="T24">&lt;/</text:span><text:span text:style-name="T12">p</text:span><text:span text:style-name="T24">&gt;</text:span></text:p>
      <text:p text:style-name="P2"><text:span text:style-name="T25"/></text:p>
      <text:p text:style-name="P11"> <text:span text:style-name="T29">veya</text:span></text:p>
      <text:p text:style-name="P10"/>
      <text:p text:style-name="P5">{% <text:span text:style-name="T1">if</text:span> <text:span text:style-name="T19">nmuber1</text:span> == 10%}</text:p>
      <text:p text:style-name="P9">    <text:span text:style-name="T25">&lt;</text:span><text:span text:style-name="T14">p</text:span><text:span text:style-name="T25">&gt;</text:span><text:span text:style-name="T29">sayımız 10'a eşit</text:span><text:span text:style-name="T25">&lt;/</text:span><text:span text:style-name="T14">p</text:span><text:span text:style-name="T25">&gt;</text:span></text:p>
      <text:p text:style-name="P5">{% <text:span text:style-name="T1">else</text:span> %}  </text:p>
      <text:p text:style-name="P9">    <text:span text:style-name="T25">&lt;</text:span><text:span text:style-name="T14">p</text:span><text:span text:style-name="T25">&gt;</text:span><text:span text:style-name="T29">sayımız 10'a eşit değil</text:span><text:span text:style-name="T25">&lt;/</text:span><text:span text:style-name="T14">p</text:span><text:span text:style-name="T25">&gt;</text:span></text:p>
      <text:p text:style-name="P5">{% <text:span text:style-name="T1">endif</text:span> %}</text:p>
      <text:p text:style-name="P3"><text:soft-page-break/><text:tab/><text:span text:style-name="T31">3</text:span><text:span text:style-name="T30">.yol</text:span></text:p>
      <text:p text:style-name="P2"><text:span text:style-name="T23"/></text:p>
      <text:p text:style-name="P3"><text:s text:c="3"/><text:span text:style-name="T23"><text:s/>view.py</text:span></text:p>
      <text:p text:style-name="P3"><draw:custom-shape text:anchor-type="paragraph" draw:z-index="4" draw:name="Form5" draw:style-name="gr5" svg:width="12.463cm" svg:height="3.811cm" svg:x="-0.321cm" svg:y="0.106cm"><text:p><text:s/></text:p><draw:enhanced-geometry svg:viewBox="0 0 21600 21600" draw:type="rectangle" draw:enhanced-path="M 0 0 L 21600 0 21600 21600 0 21600 0 0 Z N"/></draw:custom-shape><text:span text:style-name="T23"/></text:p>
      <text:p text:style-name="P4"><text:span text:style-name="T15">def</text:span><text:span text:style-name="T5"> </text:span><text:span text:style-name="T18">index</text:span><text:span text:style-name="T5">(</text:span><text:span text:style-name="T22">request</text:span><text:span text:style-name="T5">):</text:span></text:p>
      <text:p text:style-name="P10"/>
      <text:p text:style-name="P9">    <text:span text:style-name="T29">context = {</text:span></text:p>
      <text:p text:style-name="P9">        <text:span text:style-name="T7">'numbers'</text:span><text:span text:style-name="T29">: [</text:span><text:span text:style-name="T9">1</text:span><text:span text:style-name="T29">,</text:span><text:span text:style-name="T9">2</text:span><text:span text:style-name="T29">,</text:span><text:span text:style-name="T9">3</text:span><text:span text:style-name="T29">,</text:span><text:span text:style-name="T9">4</text:span><text:span text:style-name="T29">,</text:span><text:span text:style-name="T9">5</text:span><text:span text:style-name="T29">,</text:span><text:span text:style-name="T9">6</text:span><text:span text:style-name="T29">]        </text:span></text:p>
      <text:p text:style-name="P9">    <text:span text:style-name="T29">}</text:span></text:p>
      <text:p text:style-name="P5"><text:span text:style-name="T1">return</text:span> render(request, <text:span text:style-name="T6">'index.html'</text:span>, context)</text:p>
      <text:p text:style-name="P2"/>
      <text:p text:style-name="P2"><text:span text:style-name="T23"/></text:p>
      <text:p text:style-name="P3"><text:span text:style-name="T23"><text:s text:c="4"/>index.html </text:span></text:p>
      <text:p text:style-name="P3"><draw:custom-shape text:anchor-type="paragraph" draw:z-index="5" draw:name="Form6" draw:style-name="gr6" svg:width="12.277cm" svg:height="3.393cm" svg:x="-0.321cm" svg:y="0.12cm"><text:p/><draw:enhanced-geometry svg:viewBox="0 0 21600 21600" draw:type="rectangle" draw:enhanced-path="M 0 0 L 21600 0 21600 21600 0 21600 0 0 Z N"/></draw:custom-shape><text:span text:style-name="T23"/></text:p>
      <text:p text:style-name="P8"><text:span text:style-name="T24">&lt;</text:span><text:span text:style-name="T12">ul</text:span><text:span text:style-name="T24">&gt;</text:span></text:p>
      <text:p text:style-name="P9">    <text:span text:style-name="T29">{% </text:span><text:span text:style-name="T2">for</text:span><text:span text:style-name="T29"> </text:span><text:span text:style-name="T21">nmuber</text:span><text:span text:style-name="T29"> </text:span><text:span text:style-name="T2">in</text:span><text:span text:style-name="T29"> </text:span><text:span text:style-name="T21">nmubers</text:span><text:span text:style-name="T29"> %}</text:span></text:p>
      <text:p text:style-name="P9">        <text:span text:style-name="T25">&lt;</text:span><text:span text:style-name="T14">li</text:span><text:span text:style-name="T25">&gt;</text:span><text:span text:style-name="T29"> {{</text:span><text:span text:style-name="T21">number</text:span><text:span text:style-name="T29">}}</text:span><text:span text:style-name="T25">&lt;/</text:span><text:span text:style-name="T14">li</text:span><text:span text:style-name="T25">&gt;</text:span></text:p>
      <text:p text:style-name="P9">    <text:span text:style-name="T29">{% </text:span><text:span text:style-name="T2">endfor</text:span><text:span text:style-name="T29"> %}</text:span></text:p>
      <text:p text:style-name="P5"><text:span text:style-name="T24">&lt;/</text:span><text:span text:style-name="T12">ul</text:span><text:span text:style-name="T24">&gt;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29cm" fo:margin-right="0.99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7:34:16.641000000</meta:creation-date>
    <dc:date>2019-12-16T17:58:20.409000000</dc:date>
    <meta:editing-duration>PT1M33S</meta:editing-duration>
    <meta:editing-cycles>1</meta:editing-cycles>
    <meta:document-statistic meta:table-count="0" meta:image-count="0" meta:object-count="0" meta:page-count="2" meta:paragraph-count="46" meta:word-count="88" meta:character-count="762" meta:non-whitespace-character-count="571"/>
    <meta:generator>LibreOffice/5.4.7.2$Windows_X86_64 LibreOffice_project/c838ef25c16710f8838b1faec480ebba495259d0</meta:generator>
  </office:meta>
</office:document-meta>
</file>